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06cm" svg:stroke-color="#666666" draw:stroke-linejoin="miter" draw:fill="none" draw:textarea-vertical-align="middle" fo:padding-top="0.328cm" fo:padding-bottom="0.328cm" fo:padding-left="0.453cm" fo:padding-right="0.453cm"/>
    </style:style>
    <style:style style:name="gr2" style:family="graphic" style:parent-style-name="standard">
      <style:graphic-properties draw:stroke="none" svg:stroke-width="0.406cm" svg:stroke-color="#28471f" draw:fill="none" draw:fill-color="#000000" draw:textarea-horizontal-align="left" draw:auto-grow-height="true" draw:auto-grow-width="true" fo:min-height="0.733cm" fo:min-width="5.649cm" fo:padding-top="0.328cm" fo:padding-bottom="0.328cm" fo:padding-left="0.453cm" fo:padding-right="0.453cm"/>
      <style:paragraph-properties style:writing-mode="lr-tb"/>
    </style:style>
    <style:style style:name="gr3" style:family="graphic" style:parent-style-name="standard">
      <style:graphic-properties draw:stroke="none" svg:stroke-width="0.406cm" svg:stroke-color="#28471f" draw:fill="none" draw:fill-color="#ffffff" draw:textarea-horizontal-align="left" draw:auto-grow-height="true" draw:auto-grow-width="true" fo:min-height="0.733cm" fo:min-width="4.875cm" fo:padding-top="0.328cm" fo:padding-bottom="0.328cm" fo:padding-left="0.453cm" fo:padding-right="0.453cm"/>
      <style:paragraph-properties style:writing-mode="lr-tb"/>
    </style:style>
    <style:style style:name="gr4" style:family="graphic" style:parent-style-name="standard">
      <style:graphic-properties draw:stroke="solid" svg:stroke-width="0.15cm" svg:stroke-color="#003478" draw:stroke-linejoin="miter" svg:stroke-linecap="butt" draw:fill="none" fo:padding-top="0.2cm" fo:padding-bottom="0.2cm" fo:padding-left="0.325cm" fo:padding-right="0.325cm"/>
    </style:style>
    <style:style style:name="gr5" style:family="graphic" style:parent-style-name="standard">
      <style:graphic-properties draw:stroke="none" draw:fill="solid" draw:fill-color="#003478" draw:shadow="hidden"/>
    </style:style>
    <style:style style:name="gr6" style:family="graphic" style:parent-style-name="standard">
      <style:graphic-properties draw:stroke="solid" svg:stroke-width="0.15cm" svg:stroke-color="#003478" draw:stroke-linejoin="miter" svg:stroke-linecap="butt" draw:fill="solid" draw:fill-color="#c4c6c8" fo:padding-top="0.2cm" fo:padding-bottom="0.2cm" fo:padding-left="0.325cm" fo:padding-right="0.325cm" draw:shadow="hidden"/>
    </style:style>
    <style:style style:name="gr7" style:family="graphic" style:parent-style-name="standard">
      <style:graphic-properties draw:stroke="solid" svg:stroke-width="0.1cm" svg:stroke-color="#003478" draw:stroke-linejoin="miter" svg:stroke-linecap="butt" draw:fill="solid" draw:fill-color="#ffffff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solid" draw:fill-color="#ffffff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style:writing-mode="lr-tb"/>
      <style:text-properties fo:color="#000080" loext:opacity="100%" style:font-name="FreeSans"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color="#000080" loext:opacity="100%" style:font-name="FreeSans" fo:font-size="16pt" style:font-size-asian="16pt" style:font-size-complex="16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3478"/>
    </style:style>
    <style:style style:name="P6" style:family="paragraph">
      <loext:graphic-properties draw:fill="solid" draw:fill-color="#c4c6c8"/>
    </style:style>
    <style:style style:name="P7" style:family="paragraph">
      <loext:graphic-properties draw:fill="solid" draw:fill-color="#ffffff"/>
    </style:style>
    <style:style style:name="T1" style:family="text">
      <style:text-properties fo:color="#000080" loext:opacity="100%" style:font-name="FreeSans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80" loext:opacity="100%" style:font-name="Free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229cm" svg:height="2.381cm" draw:transform="rotate (-3.14159265358979) translate (2.037cm 3.215cm)" svg:viewBox="0 0 1230 2382" draw:points="33,2382 1227,2376 1230,9 0,0">
          <text:p/>
        </draw:polyline>
        <draw:polyline draw:style-name="gr1" draw:text-style-name="P1" draw:layer="layout" svg:width="6.103cm" svg:height="2.378cm" svg:x="7.595cm" svg:y="0.819cm" svg:viewBox="0 0 6104 2379" draw:points="0,12 6104,0 6092,2379 108,2379">
          <text:p/>
        </draw:polyline>
        <draw:frame draw:style-name="gr2" draw:text-style-name="P2" draw:layer="layout" svg:width="6.555cm" svg:height="1.389cm" svg:x="7.125cm" svg:y="1.035cm">
          <draw:text-box>
            <text:p><text:span text:style-name="T1">HTTP://IDSTU.IRK.RU</text:span></text:p>
          </draw:text-box>
        </draw:frame>
        <draw:frame draw:style-name="gr3" draw:text-style-name="P3" draw:layer="layout" svg:width="5.781cm" svg:height="1.389cm" svg:x="7.125cm" svg:y="1.845cm">
          <draw:text-box>
            <text:p><text:span text:style-name="T2">ISSN <text:s text:c="2"/>XXXX-XXXX</text:span></text:p>
          </draw:text-box>
        </draw:frame>
        <draw:g>
          <draw:path draw:style-name="gr4" draw:text-style-name="P4" draw:layer="layout" svg:width="3.556cm" svg:height="3.5cm" svg:x="3.022cm" svg:y="0.251cm" svg:viewBox="0 0 3557 3501" svg:d="M1776 0c-983-1-1777 830-1776 1747 1 918 612 1597 1453 1738l-1-112 364 91-100 36c22 1 43 1 65 1 982 2 1777-781 1776-1747-2-968-799-1753-1781-1754z">
            <text:p/>
          </draw:path>
          <draw:path draw:style-name="gr5" draw:text-style-name="P5" draw:layer="layout" svg:width="1.472cm" svg:height="2.271cm" svg:x="3.551cm" svg:y="1.486cm" svg:viewBox="0 0 1473 2272" svg:d="M1261 521l3 1703-316-81 1 62c-1262-426-1195-2584-216-2147 91 41 169 92 243 156 92 78 182 183 285 307zM1261 521zM1264 2238v34c-24-3-48-5-71-9zM1264 2238zM1249 518h-251v251h251zM1260 514zM996 780l-251-1v252h251zM1473 959zM731 1040l-252-1 1 252h251zM733 1032zM458 1301l-251-1 1 252h251z">
            <text:p/>
          </draw:path>
          <draw:path draw:style-name="gr5" draw:text-style-name="P5" draw:layer="layout" svg:width="1.778cm" svg:height="3.5cm" svg:x="4.799cm" svg:y="0.251cm" svg:viewBox="0 0 1779 3501" svg:d="M0 0l5 3456 33 8-33 13v24c981 1 1776-781 1774-1747 0-404-139-776-373-1072l-292-1-1-293c-305-242-692-387-1113-388zM0 0zM3 1745l-3-1740c1576 149 1584 2674 531 2203-91-40-169-92-243-156-92-78-182-183-285-307z">
            <text:p/>
          </draw:path>
          <draw:line draw:style-name="gr6" draw:text-style-name="P6" draw:layer="layout" svg:x1="6.587cm" svg:y1="2.005cm" svg:x2="4.799cm" svg:y2="2.004cm">
            <text:p/>
          </draw:line>
          <draw:line draw:style-name="gr6" draw:text-style-name="P6" draw:layer="layout" svg:x1="4.8cm" svg:y1="3.756cm" svg:x2="4.8cm" svg:y2="2.259cm">
            <text:p/>
          </draw:line>
          <draw:path draw:style-name="gr5" draw:text-style-name="P5" draw:layer="layout" svg:width="0.377cm" svg:height="0.375cm" svg:x="3.375cm" svg:y="3.036cm" svg:viewBox="0 0 378 376" svg:d="M276 0h-228-48c46 76 97 144 154 203h21v21c61 61 130 111 203 152v-46-228-102z">
            <text:p/>
          </draw:path>
          <draw:polygon draw:style-name="gr5" draw:text-style-name="P5" draw:layer="layout" svg:width="0.273cm" svg:height="0.254cm" svg:x="5.371cm" svg:y="1.2cm" svg:viewBox="0 0 274 255" draw:points="274,0 0,3 0,254 274,255">
            <text:p/>
          </draw:polygon>
          <draw:polygon draw:style-name="gr5" draw:text-style-name="P5" draw:layer="layout" svg:width="0.279cm" svg:height="0.266cm" svg:x="5.091cm" svg:y="1.454cm" svg:viewBox="0 0 280 267" draw:points="280,0 0,0 0,267 280,267">
            <text:p/>
          </draw:polygon>
          <draw:polygon draw:style-name="gr5" draw:text-style-name="P5" draw:layer="layout" svg:width="0.251cm" svg:height="0.251cm" svg:x="4.811cm" svg:y="1.74cm" svg:viewBox="0 0 252 252" draw:points="252,0 0,0 0,251 252,252">
            <text:p/>
          </draw:polygon>
          <draw:polygon draw:style-name="gr5" draw:text-style-name="P5" draw:layer="layout" svg:width="0.267cm" svg:height="0.268cm" svg:x="5.645cm" svg:y="0.932cm" svg:viewBox="0 0 268 269" draw:points="268,0 0,0 0,268 268,269">
            <text:p/>
          </draw:polygon>
          <draw:polygon draw:style-name="gr5" draw:text-style-name="P5" draw:layer="layout" svg:width="0.631cm" svg:height="0.494cm" svg:x="4.754cm" svg:y="0.111cm" svg:viewBox="0 0 632 495" draw:points="632,0 0,119 461,495">
            <text:p/>
          </draw:polygon>
          <draw:polygon draw:style-name="gr7" draw:text-style-name="P7" draw:layer="layout" svg:width="0.649cm" svg:height="0.494cm" svg:x="4.097cm" svg:y="3.362cm" svg:viewBox="0 0 650 495" draw:points="153,0 650,410 0,495">
            <text:p/>
          </draw:polygon>
          <draw:line draw:style-name="gr6" draw:text-style-name="P6" draw:layer="layout" svg:x1="4.546cm" svg:y1="2.001cm" svg:x2="3.015cm" svg:y2="1.999cm">
            <text:p/>
          </draw:line>
          <draw:line draw:style-name="gr6" draw:text-style-name="P6" draw:layer="layout" svg:x1="4.801cm" svg:y1="2cm" svg:x2="4.801cm" svg:y2="0.236cm">
            <text:p/>
          </draw:line>
          <draw:polygon draw:style-name="gr5" draw:text-style-name="P5" draw:layer="layout" svg:width="0.29cm" svg:height="0.27cm" svg:x="4.8cm" svg:y="1.721cm" svg:viewBox="0 0 291 271" draw:points="291,0 0,0 10,271 291,271">
            <text:p/>
          </draw:polygon>
          <draw:polygon draw:style-name="gr8" draw:text-style-name="P7" draw:layer="layout" svg:width="0.267cm" svg:height="0.268cm" svg:x="5.911cm" svg:y="0.666cm" svg:viewBox="0 0 268 269" draw:points="143,118 0,0 0,269 268,269">
            <text:p/>
          </draw:polygon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4.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1-04T19:40:33.138758607</meta:creation-date>
    <dc:date>2022-04-26T16:46:46.293352355</dc:date>
    <meta:editing-duration>PT25M49S</meta:editing-duration>
    <meta:editing-cycles>6</meta:editing-cycles>
    <meta:generator>LibreOffice/7.3.2.2$Linux_X86_64 LibreOffice_project/30$Build-2</meta:generator>
    <meta:document-statistic meta:object-count="21"/>
  </office:meta>
</office:document-meta>
</file>